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Paragraph" style:master-page-name="MP0" style:list-style-name="LFO42" style:family="paragraph">
      <style:paragraph-properties fo:break-before="page" fo:text-align="justify" fo:margin-bottom="0in" fo:line-height="150%" fo:margin-left="0.25in" fo:text-indent="0.5in">
        <style:tab-stops/>
      </style:paragraph-properties>
    </style:style>
    <style:style style:name="T2" style:parent-style-name="DefaultParagraphFont" style:family="text">
      <style:text-properties style:font-name="Times New Roman" style:font-name-asian="Times New Roman" style:font-name-complex="Times New Roman" fo:font-size="14pt" style:font-size-asian="14pt" style:font-size-complex="14pt"/>
    </style:style>
    <style:style style:name="T3" style:parent-style-name="DefaultParagraphFont" style:family="text">
      <style:text-properties style:font-name="Times New Roman" style:font-name-asian="Times New Roman" style:font-name-complex="Times New Roman" fo:font-size="14pt" style:font-size-asian="14pt" style:font-size-complex="14pt"/>
    </style:style>
    <style:style style:name="T4" style:parent-style-name="DefaultParagraphFont" style:family="text">
      <style:text-properties style:font-name="Times New Roman" style:font-name-asian="Times New Roman" style:font-name-complex="Times New Roman" fo:font-size="14pt" style:font-size-asian="14pt" style:font-size-complex="14pt"/>
    </style:style>
    <style:style style:name="T5" style:parent-style-name="DefaultParagraphFont" style:family="text">
      <style:text-properties style:font-name="Times New Roman" style:font-name-asian="Times New Roman" style:font-name-complex="Times New Roman" fo:font-size="14pt" style:font-size-asian="14pt" style:font-size-complex="14pt"/>
    </style:style>
    <style:style style:name="P6" style:parent-style-name="Normal" style:family="paragraph">
      <style:paragraph-properties fo:text-align="justify" fo:margin-bottom="0in" fo:line-height="150%" fo:margin-left="0.25in" fo:text-indent="0.5in">
        <style:tab-stops/>
      </style:paragraph-properties>
    </style:style>
    <style:style style:name="T7" style:parent-style-name="DefaultParagraphFont" style:family="text">
      <style:text-properties style:font-name="Times New Roman" style:font-name-asian="Times New Roman" style:font-name-complex="Times New Roman" fo:font-size="14pt" style:font-size-asian="14pt" style:font-size-complex="14pt"/>
    </style:style>
    <style:style style:name="P8" style:parent-style-name="Normal" style:family="paragraph">
      <style:paragraph-properties fo:text-align="justify" fo:margin-bottom="0in" fo:line-height="150%" fo:margin-left="0.25in" fo:text-indent="0.5in">
        <style:tab-stops/>
      </style:paragraph-properties>
    </style:style>
    <style:style style:name="T9" style:parent-style-name="DefaultParagraphFont" style:family="text">
      <style:text-properties style:font-name="Times New Roman" style:font-name-asian="Times New Roman" style:font-name-complex="Times New Roman" fo:font-size="14pt" style:font-size-asian="14pt" style:font-size-complex="14pt"/>
    </style:style>
    <style:style style:name="T10" style:parent-style-name="DefaultParagraphFont" style:family="text">
      <style:text-properties style:font-name="Times New Roman" style:font-name-asian="Times New Roman" style:font-name-complex="Times New Roman" fo:font-size="14pt" style:font-size-asian="14pt" style:font-size-complex="14pt"/>
    </style:style>
    <style:style style:name="T11" style:parent-style-name="DefaultParagraphFont" style:family="text">
      <style:text-properties style:font-name="Times New Roman" style:font-name-asian="Times New Roman" style:font-name-complex="Times New Roman" fo:font-size="14pt" style:font-size-asian="14pt" style:font-size-complex="14pt"/>
    </style:style>
    <style:style style:name="T1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6" style:parent-style-name="DefaultParagraphFont" style:family="text">
      <style:text-properties style:font-name="Times New Roman" style:font-name-asian="Times New Roman" style:font-name-complex="Times New Roman" fo:font-size="14pt" style:font-size-asian="14pt" style:font-size-complex="14pt"/>
    </style:style>
    <style:style style:name="P17" style:parent-style-name="Normal" style:family="paragraph">
      <style:paragraph-properties fo:text-align="justify" fo:margin-bottom="0in" fo:line-height="150%" fo:margin-left="0.25in" fo:text-indent="0.5in">
        <style:tab-stops/>
      </style:paragraph-properties>
    </style:style>
    <style:style style:name="T18" style:parent-style-name="DefaultParagraphFont" style:family="text">
      <style:text-properties style:font-name="Times New Roman" style:font-name-asian="Times New Roman" style:font-name-complex="Times New Roman" fo:font-size="14pt" style:font-size-asian="14pt" style:font-size-complex="14pt"/>
    </style:style>
    <style:style style:name="T19" style:parent-style-name="DefaultParagraphFont" style:family="text">
      <style:text-properties style:font-name="Times New Roman" style:font-name-asian="Times New Roman" style:font-name-complex="Times New Roman" fo:font-size="14pt" style:font-size-asian="14pt" style:font-size-complex="14pt"/>
    </style:style>
    <style:style style:name="T20" style:parent-style-name="DefaultParagraphFont" style:family="text">
      <style:text-properties style:font-name="Times New Roman" style:font-name-asian="Times New Roman" style:font-name-complex="Times New Roman" fo:font-size="14pt" style:font-size-asian="14pt" style:font-size-complex="14pt"/>
    </style:style>
    <style:style style:name="P21" style:parent-style-name="ListParagraph" style:list-style-name="LFO52" style:family="paragraph">
      <style:paragraph-properties fo:text-align="justify" fo:margin-bottom="0in" fo:line-height="150%" fo:margin-left="0.25in" fo:text-indent="0.5in">
        <style:tab-stops/>
      </style:paragraph-properties>
    </style:style>
    <style:style style:name="T22" style:parent-style-name="DefaultParagraphFont" style:family="text">
      <style:text-properties style:font-name="Times New Roman" style:font-name-asian="Times New Roman" style:font-name-complex="Times New Roman" fo:font-size="14pt" style:font-size-asian="14pt" style:font-size-complex="14pt"/>
    </style:style>
    <style:style style:name="P23" style:parent-style-name="Normal" style:family="paragraph">
      <style:paragraph-properties fo:text-align="justify" fo:margin-bottom="0in" fo:line-height="150%" fo:margin-left="0.25in" fo:text-indent="0.5in">
        <style:tab-stops/>
      </style:paragraph-properties>
    </style:style>
    <style:style style:name="T24" style:parent-style-name="DefaultParagraphFont" style:family="text">
      <style:text-properties style:font-name="Times New Roman" style:font-name-asian="Times New Roman" style:font-name-complex="Times New Roman" fo:font-size="14pt" style:font-size-asian="14pt" style:font-size-complex="14pt"/>
    </style:style>
    <style:style style:name="T25" style:parent-style-name="DefaultParagraphFont" style:family="text">
      <style:text-properties style:font-name="Times New Roman" style:font-name-asian="Times New Roman" style:font-name-complex="Times New Roman" fo:font-size="14pt" style:font-size-asian="14pt" style:font-size-complex="14pt"/>
    </style:style>
    <style:style style:name="T26" style:parent-style-name="DefaultParagraphFont" style:family="text">
      <style:text-properties style:font-name="Times New Roman" style:font-name-asian="Times New Roman" style:font-name-complex="Times New Roman" fo:font-size="14pt" style:font-size-asian="14pt" style:font-size-complex="14pt"/>
    </style:style>
    <style:style style:name="T27" style:parent-style-name="DefaultParagraphFont" style:family="text">
      <style:text-properties style:font-name="Times New Roman" style:font-name-asian="Times New Roman" style:font-name-complex="Times New Roman" fo:font-size="14pt" style:font-size-asian="14pt" style:font-size-complex="14pt"/>
    </style:style>
    <style:style style:name="P28" style:parent-style-name="ListParagraph" style:list-style-name="LFO51" style:family="paragraph">
      <style:paragraph-properties fo:text-align="justify" fo:margin-bottom="0in" fo:line-height="150%" fo:margin-left="0.25in" fo:text-indent="0.5in">
        <style:tab-stops/>
      </style:paragraph-properties>
    </style:style>
    <style:style style:name="T29" style:parent-style-name="DefaultParagraphFont" style:family="text">
      <style:text-properties style:font-name="Times New Roman" style:font-name-asian="Times New Roman" style:font-name-complex="Times New Roman" fo:font-size="14pt" style:font-size-asian="14pt" style:font-size-complex="14pt"/>
    </style:style>
    <style:style style:name="P30" style:parent-style-name="ListParagraph" style:list-style-name="LFO50" style:family="paragraph">
      <style:paragraph-properties fo:text-align="justify" fo:margin-bottom="0in" fo:line-height="150%" fo:margin-left="0.25in" fo:text-indent="0.5in">
        <style:tab-stops/>
      </style:paragraph-properties>
    </style:style>
    <style:style style:name="T31" style:parent-style-name="DefaultParagraphFont" style:family="text">
      <style:text-properties style:font-name="Times New Roman" style:font-name-asian="Times New Roman" style:font-name-complex="Times New Roman" fo:font-size="14pt" style:font-size-asian="14pt" style:font-size-complex="14pt"/>
    </style:style>
    <style:style style:name="P32" style:parent-style-name="ListParagraph" style:list-style-name="LFO49" style:family="paragraph">
      <style:paragraph-properties fo:text-align="justify" fo:margin-bottom="0in" fo:line-height="150%" fo:margin-left="0.25in" fo:text-indent="0.5in">
        <style:tab-stops/>
      </style:paragraph-properties>
    </style:style>
    <style:style style:name="T33" style:parent-style-name="DefaultParagraphFont" style:family="text">
      <style:text-properties style:font-name="Times New Roman" style:font-name-asian="Times New Roman" style:font-name-complex="Times New Roman" fo:font-size="14pt" style:font-size-asian="14pt" style:font-size-complex="14pt"/>
    </style:style>
    <style:style style:name="P34" style:parent-style-name="ListParagraph" style:list-style-name="LFO47" style:family="paragraph">
      <style:paragraph-properties fo:text-align="justify" fo:margin-bottom="0in" fo:line-height="150%" fo:margin-left="0.25in" fo:text-indent="0.5in">
        <style:tab-stops/>
      </style:paragraph-properties>
    </style:style>
    <style:style style:name="T35" style:parent-style-name="DefaultParagraphFont" style:family="text">
      <style:text-properties style:font-name="Times New Roman" style:font-name-asian="Times New Roman" style:font-name-complex="Times New Roman" fo:font-size="14pt" style:font-size-asian="14pt" style:font-size-complex="14pt"/>
    </style:style>
    <style:style style:name="P36" style:parent-style-name="ListParagraph" style:list-style-name="LFO46" style:family="paragraph">
      <style:paragraph-properties fo:text-align="justify" fo:margin-bottom="0in" fo:line-height="150%" fo:margin-left="0.25in" fo:text-indent="0.5in">
        <style:tab-stops/>
      </style:paragraph-properties>
    </style:style>
    <style:style style:name="T37" style:parent-style-name="DefaultParagraphFont" style:family="text">
      <style:text-properties style:font-name="Times New Roman" style:font-name-asian="Times New Roman" style:font-name-complex="Times New Roman" fo:font-size="14pt" style:font-size-asian="14pt" style:font-size-complex="14pt"/>
    </style:style>
    <style:style style:name="P38" style:parent-style-name="ListParagraph" style:list-style-name="LFO45" style:family="paragraph">
      <style:paragraph-properties fo:text-align="justify" fo:margin-bottom="0in" fo:line-height="150%" fo:margin-left="0.25in" fo:text-indent="0.5in">
        <style:tab-stops/>
      </style:paragraph-properties>
    </style:style>
    <style:style style:name="T39" style:parent-style-name="DefaultParagraphFont" style:family="text">
      <style:text-properties style:font-name="Times New Roman" style:font-name-asian="Times New Roman" style:font-name-complex="Times New Roman" fo:font-size="14pt" style:font-size-asian="14pt" style:font-size-complex="14pt"/>
    </style:style>
    <style:style style:name="T40" style:parent-style-name="DefaultParagraphFont" style:family="text">
      <style:text-properties style:font-name="Times New Roman" style:font-name-asian="Times New Roman" style:font-name-complex="Times New Roman" fo:font-size="14pt" style:font-size-asian="14pt" style:font-size-complex="14pt"/>
    </style:style>
    <style:style style:name="T41" style:parent-style-name="DefaultParagraphFont" style:family="text">
      <style:text-properties style:font-name="Times New Roman" style:font-name-asian="Times New Roman" style:font-name-complex="Times New Roman" fo:font-size="14pt" style:font-size-asian="14pt" style:font-size-complex="14pt"/>
    </style:style>
    <style:style style:name="P42" style:parent-style-name="ListParagraph" style:list-style-name="LFO44" style:family="paragraph">
      <style:paragraph-properties fo:text-align="justify" fo:margin-bottom="0in" fo:line-height="150%" fo:margin-left="0.25in" fo:text-indent="0.5in">
        <style:tab-stops/>
      </style:paragraph-properties>
    </style:style>
    <style:style style:name="T43" style:parent-style-name="DefaultParagraphFont" style:family="text">
      <style:text-properties style:font-name="Times New Roman" style:font-name-asian="Times New Roman" style:font-name-complex="Times New Roman" fo:font-size="14pt" style:font-size-asian="14pt" style:font-size-complex="14pt"/>
    </style:style>
    <style:style style:name="P44" style:parent-style-name="Normal" style:family="paragraph">
      <style:paragraph-properties fo:text-align="justify" fo:margin-bottom="0in" fo:line-height="150%" fo:margin-left="0.25in" fo:text-indent="0.5in">
        <style:tab-stops/>
      </style:paragraph-properties>
    </style:style>
    <style:style style:name="T45" style:parent-style-name="DefaultParagraphFont" style:family="text">
      <style:text-properties style:font-name="Times New Roman" style:font-name-asian="Times New Roman" style:font-name-complex="Times New Roman" fo:font-size="14pt" style:font-size-asian="14pt" style:font-size-complex="14pt"/>
    </style:style>
    <style:style style:name="P46" style:parent-style-name="Normal" style:family="paragraph">
      <style:paragraph-properties fo:text-align="justify" fo:margin-bottom="0in" fo:line-height="150%" fo:margin-left="0.25in" fo:text-indent="0.5in">
        <style:tab-stops/>
      </style:paragraph-properties>
    </style:style>
    <style:style style:name="T47" style:parent-style-name="DefaultParagraphFont" style:family="text">
      <style:text-properties style:font-name="Times New Roman" style:font-name-asian="Times New Roman" style:font-name-complex="Times New Roman" fo:font-size="14pt" style:font-size-asian="14pt" style:font-size-complex="14pt"/>
    </style:style>
    <style:style style:name="P48" style:parent-style-name="Normal" style:family="paragraph">
      <style:paragraph-properties fo:text-align="justify" fo:margin-bottom="0in" fo:line-height="150%" fo:margin-left="0.25in" fo:text-indent="0.5in">
        <style:tab-stops/>
      </style:paragraph-properties>
    </style:style>
    <style:style style:name="T49" style:parent-style-name="DefaultParagraphFont" style:family="text">
      <style:text-properties style:font-name="Times New Roman" style:font-name-asian="Times New Roman" style:font-name-complex="Times New Roman" fo:font-size="14pt" style:font-size-asian="14pt" style:font-size-complex="14pt"/>
    </style:style>
    <style:style style:name="T50" style:parent-style-name="DefaultParagraphFont" style:family="text">
      <style:text-properties style:font-name="Times New Roman" style:font-name-asian="Times New Roman" style:font-name-complex="Times New Roman" fo:font-size="14pt" style:font-size-asian="14pt" style:font-size-complex="14pt"/>
    </style:style>
    <style:style style:name="T51" style:parent-style-name="DefaultParagraphFont" style:family="text">
      <style:text-properties style:font-name="Times New Roman" style:font-name-asian="Times New Roman" style:font-name-complex="Times New Roman" fo:font-size="14pt" style:font-size-asian="14pt" style:font-size-complex="14pt"/>
    </style:style>
    <style:style style:name="P52" style:parent-style-name="Normal" style:family="paragraph">
      <style:paragraph-properties fo:text-align="justify" fo:margin-bottom="0in" fo:line-height="150%" fo:margin-left="0.25in" fo:text-indent="0.5in">
        <style:tab-stops/>
      </style:paragraph-properties>
    </style:style>
    <style:style style:name="T53" style:parent-style-name="DefaultParagraphFont" style:family="text">
      <style:text-properties style:font-name="Times New Roman" style:font-name-asian="Times New Roman" style:font-name-complex="Times New Roman" fo:font-size="14pt" style:font-size-asian="14pt" style:font-size-complex="14pt"/>
    </style:style>
    <style:style style:name="P54" style:parent-style-name="ListParagraph" style:list-style-name="LFO43" style:family="paragraph">
      <style:paragraph-properties fo:text-align="justify" fo:margin-bottom="0in" fo:line-height="150%" fo:margin-left="0.25in" fo:text-indent="0.5in">
        <style:tab-stops/>
      </style:paragraph-properties>
    </style:style>
    <style:style style:name="T55" style:parent-style-name="DefaultParagraphFont" style:family="text">
      <style:text-properties style:font-name="Times New Roman" style:font-name-asian="Times New Roman" style:font-name-complex="Times New Roman" fo:font-size="14pt" style:font-size-asian="14pt" style:font-size-complex="14pt"/>
    </style:style>
    <style:style style:name="P56" style:parent-style-name="Normal" style:family="paragraph">
      <style:paragraph-properties fo:text-align="justify" fo:margin-bottom="0in" fo:line-height="150%" fo:margin-left="0.25in" fo:text-indent="0.5in">
        <style:tab-stops/>
      </style:paragraph-properties>
      <style:text-properties style:font-name="Times New Roman" style:font-name-asian="Times New Roman" style:font-name-complex="Times New Roman" fo:font-size="14pt" style:font-size-asian="14pt" style:font-size-complex="14pt"/>
    </style:style>
    <style:style style:name="P57" style:parent-style-name="Normal" style:family="paragraph">
      <style:paragraph-properties fo:text-align="justify" fo:margin-bottom="0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58" style:parent-style-name="ListParagraph" style:list-style-name="LFO40"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59" style:parent-style-name="ListParagraph" style:list-style-name="LFO39"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60" style:parent-style-name="ListParagraph"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61" style:parent-style-name="ListParagraph"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62" style:parent-style-name="ListParagraph"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63" style:parent-style-name="ListParagraph"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64" style:parent-style-name="ListParagraph"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65" style:parent-style-name="ListParagraph"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66" style:parent-style-name="ListParagraph"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67" style:parent-style-name="ListParagraph"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68" style:parent-style-name="ListParagraph"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69" style:parent-style-name="ListParagraph" style:list-style-name="LFO30" style:family="paragraph">
      <style:paragraph-properties fo:text-align="justify" fo:line-height="150%" fo:margin-left="0.25in" fo:text-indent="0.5in">
        <style:tab-stops/>
      </style:paragraph-properties>
      <style:text-properties style:font-name="Times New Roman" style:font-name-asian="Times New Roman" style:font-name-complex="Times New Roman" fo:font-size="14pt" style:font-size-asian="14pt" style:font-size-complex="14pt"/>
    </style:style>
    <style:style style:name="P70" style:parent-style-name="ListParagraph" style:list-style-name="LFO31" style:family="paragraph">
      <style:paragraph-properties fo:text-align="justify" fo:line-height="150%" fo:margin-left="0.25in" fo:text-indent="0.5in">
        <style:tab-stops/>
      </style:paragraph-properties>
      <style:text-properties style:font-name="Times New Roman" style:font-name-asian="Times New Roman" style:font-name-complex="Times New Roman" fo:font-size="14pt" style:font-size-asian="14pt" style:font-size-complex="14pt"/>
    </style:style>
    <style:style style:name="P71" style:parent-style-name="ListParagraph" style:list-style-name="LFO32" style:family="paragraph">
      <style:paragraph-properties fo:text-align="justify" fo:line-height="150%" fo:margin-left="0.25in" fo:text-indent="0.5in">
        <style:tab-stops/>
      </style:paragraph-properties>
      <style:text-properties style:font-name="Times New Roman" style:font-name-asian="Times New Roman" style:font-name-complex="Times New Roman" fo:font-size="14pt" style:font-size-asian="14pt" style:font-size-complex="14pt"/>
    </style:style>
    <style:style style:name="P72" style:parent-style-name="ListParagraph" style:list-style-name="LFO33" style:family="paragraph">
      <style:paragraph-properties fo:text-align="justify" fo:line-height="150%" fo:margin-left="0.25in" fo:text-indent="0.5in">
        <style:tab-stops/>
      </style:paragraph-properties>
      <style:text-properties style:font-name="Times New Roman" style:font-name-asian="Times New Roman" style:font-name-complex="Times New Roman" fo:font-size="14pt" style:font-size-asian="14pt" style:font-size-complex="14pt"/>
    </style:style>
    <style:style style:name="P73" style:parent-style-name="ListParagraph" style:list-style-name="LFO34" style:family="paragraph">
      <style:paragraph-properties fo:text-align="justify" fo:line-height="150%" fo:margin-left="0.25in" fo:text-indent="0.5in">
        <style:tab-stops/>
      </style:paragraph-properties>
      <style:text-properties style:font-name="Times New Roman" style:font-name-asian="Times New Roman" style:font-name-complex="Times New Roman" fo:font-size="14pt" style:font-size-asian="14pt" style:font-size-complex="14pt"/>
    </style:style>
    <style:style style:name="P74" style:parent-style-name="ListParagraph" style:list-style-name="LFO35" style:family="paragraph">
      <style:paragraph-properties fo:text-align="justify" fo:line-height="150%" fo:margin-left="0.25in" fo:text-indent="0.5in">
        <style:tab-stops/>
      </style:paragraph-properties>
      <style:text-properties style:font-name="Times New Roman" style:font-name-asian="Times New Roman" style:font-name-complex="Times New Roman" fo:font-size="14pt" style:font-size-asian="14pt" style:font-size-complex="14pt"/>
    </style:style>
    <style:style style:name="P75" style:parent-style-name="ListParagraph" style:list-style-name="LFO36" style:family="paragraph">
      <style:paragraph-properties fo:text-align="justify" fo:line-height="150%" fo:margin-left="0.25in" fo:text-indent="0.5in">
        <style:tab-stops/>
      </style:paragraph-properties>
      <style:text-properties style:font-name="Times New Roman" style:font-name-asian="Times New Roman" style:font-name-complex="Times New Roman" fo:font-size="14pt" style:font-size-asian="14pt" style:font-size-complex="14pt"/>
    </style:style>
    <style:style style:name="P76" style:parent-style-name="ListParagraph" style:list-style-name="LFO37" style:family="paragraph">
      <style:paragraph-properties fo:text-align="justify" fo:line-height="150%" fo:margin-left="0.25in" fo:text-indent="0.5in">
        <style:tab-stops/>
      </style:paragraph-properties>
      <style:text-properties style:font-name="Times New Roman" style:font-name-asian="Times New Roman" style:font-name-complex="Times New Roman" fo:font-size="14pt" style:font-size-asian="14pt" style:font-size-complex="14pt"/>
    </style:style>
    <style:style style:name="P77" style:parent-style-name="ListParagraph" style:list-style-name="LFO38" style:family="paragraph">
      <style:paragraph-properties fo:text-align="justify" fo:line-height="150%" fo:margin-left="0.25in" fo:text-indent="0.5in">
        <style:tab-stops/>
      </style:paragraph-properties>
    </style:style>
    <style:style style:name="T78" style:parent-style-name="DefaultParagraphFont" style:family="text">
      <style:text-properties style:font-name="Times New Roman" style:font-name-asian="Times New Roman" style:font-name-complex="Times New Roman" fo:font-size="14pt" style:font-size-asian="14pt" style:font-size-complex="14pt"/>
    </style:style>
    <style:style style:name="P79" style:parent-style-name="Normal"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80" style:parent-style-name="Normal"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81" style:parent-style-name="Normal"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82" style:parent-style-name="Normal"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83" style:parent-style-name="Normal"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84" style:parent-style-name="Normal"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85" style:parent-style-name="Normal"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86" style:parent-style-name="Normal"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87" style:parent-style-name="Normal"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88" style:parent-style-name="ListParagraph" style:list-style-name="LFO28"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89" style:parent-style-name="ListParagraph" style:list-style-name="LFO27"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90" style:parent-style-name="ListParagraph" style:list-style-name="LFO26"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91" style:parent-style-name="ListParagraph" style:list-style-name="LFO26"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92" style:parent-style-name="ListParagraph" style:list-style-name="LFO26"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93" style:parent-style-name="ListParagraph" style:list-style-name="LFO19"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94" style:parent-style-name="ListParagraph" style:list-style-name="LFO18"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95" style:parent-style-name="ListParagraph" style:list-style-name="LFO17"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96" style:parent-style-name="ListParagraph" style:family="paragraph">
      <style:paragraph-properties fo:text-align="justify" fo:line-height="150%" fo:text-indent="0.5in"/>
      <style:text-properties style:font-name="Times New Roman" style:font-name-asian="Times New Roman" style:font-name-complex="Times New Roman" fo:color="#000000" fo:font-size="14pt" style:font-size-asian="14pt" style:font-size-complex="14pt"/>
    </style:style>
    <style:style style:name="P97" style:parent-style-name="ListParagraph" style:list-style-name="LFO16"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98" style:parent-style-name="Normal" style:family="paragraph">
      <style:paragraph-properties fo:text-align="justify" fo:line-height="150%" fo:margin-left="0.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99" style:parent-style-name="ListParagraph" style:list-style-name="LFO15"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00" style:parent-style-name="ListParagraph" style:list-style-name="LFO14"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01" style:parent-style-name="ListParagraph" style:list-style-name="LFO13"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02" style:parent-style-name="ListParagraph" style:list-style-name="LFO13"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03" style:parent-style-name="ListParagraph" style:list-style-name="LFO13" style:family="paragraph">
      <style:paragraph-properties fo:text-align="justify"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04" style:parent-style-name="ListParagraph" style:list-style-name="LFO13"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05" style:parent-style-name="ListParagraph" style:list-style-name="LFO13"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06" style:parent-style-name="Normal" style:family="paragraph">
      <style:paragraph-properties fo:text-align="justify" fo:margin-bottom="0in" fo:line-height="150%" fo:margin-left="0.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07" style:parent-style-name="ListParagraph" style:list-style-name="LFO7"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08" style:parent-style-name="ListParagraph" style:list-style-name="LFO6"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09" style:parent-style-name="Normal" style:family="paragraph">
      <style:paragraph-properties fo:text-align="justify" fo:margin-bottom="0in" fo:line-height="150%" fo:margin-left="0.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10" style:parent-style-name="ListParagraph" style:list-style-name="LFO5"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11" style:parent-style-name="Normal" style:family="paragraph">
      <style:paragraph-properties fo:text-align="justify" fo:margin-bottom="0in" fo:line-height="150%" fo:margin-left="0.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12" style:parent-style-name="ListParagraph" style:list-style-name="LFO4"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13" style:parent-style-name="Normal" style:family="paragraph">
      <style:paragraph-properties fo:text-align="justify" fo:margin-bottom="0in" fo:line-height="150%" fo:margin-left="0.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14" style:parent-style-name="ListParagraph" style:list-style-name="LFO3"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15" style:parent-style-name="ListParagraph" style:list-style-name="LFO2"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16" style:parent-style-name="Normal" style:family="paragraph">
      <style:paragraph-properties fo:text-align="justify" fo:margin-bottom="0in" fo:line-height="150%" fo:margin-left="0.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17" style:parent-style-name="Normal" style:family="paragraph">
      <style:paragraph-properties fo:text-align="justify" fo:margin-bottom="0in" fo:line-height="150%" fo:margin-left="0.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18" style:parent-style-name="ListParagraph" style:list-style-name="LFO1" style:family="paragraph">
      <style:paragraph-properties fo:text-align="justify" fo:margin-top="0.1944in" fo:margin-bottom="0.1944in" fo:line-height="150%" fo:margin-left="0.25in" fo:text-indent="0.5in">
        <style:tab-stops/>
      </style:paragraph-properties>
      <style:text-properties style:font-name="Times New Roman" style:font-name-asian="Times New Roman" style:font-name-complex="Times New Roman" fo:color="#000000" fo:font-size="14pt" style:font-size-asian="14pt" style:font-size-complex="14pt"/>
    </style:style>
    <style:style style:name="P119" style:parent-style-name="ListParagraph" style:family="paragraph">
      <style:paragraph-properties fo:text-align="justify" fo:line-height="150%" fo:margin-left="0.75in" fo:text-indent="0.5in">
        <style:tab-stops/>
      </style:paragraph-properties>
      <style:text-properties style:font-name="Times New Roman" style:font-name-asian="Times New Roman" style:font-name-complex="Times New Roman" fo:color="#000000" fo:font-size="14pt" style:font-size-asian="14pt" style:font-size-complex="14pt"/>
    </style:style>
  </office:automatic-styles>
  <office:body>
    <office:text text:use-soft-page-breaks="true">
      <text:list text:style-name="LFO42" text:continue-numbering="true">
        <text:list-item>
          <text:p text:style-name="P1"><text:bookmark-start text:name="_Int_haxpT6Q3"/><text:span text:style-name="T2">Сегодня здесь намного оживленнее, -<text:s/></text:span><text:bookmark-end text:name="_Int_haxpT6Q3"/><text:span text:style-name="T3">сказал<text:s/></text:span><text:span text:style-name="T4">высокий мужчина,</text:span><text:span text:style-name="T5"><text:s/>неспешно ступая по брусчатой дороге вниз. Он пребывал в Рэйвенбурге всего несколько дней проходом и все это время погода и атмосфера здесь были одинаковы. Всюду царили сырость, серость, мрачность и туманность.</text:span></text:p>
        </text:list-item>
      </text:list>
      <text:p text:style-name="P6"><text:span text:style-name="T7">Справедливости ради, такие погодные условия были присущи не только этому городу. После того, как Сальвадор пересек Альдаггерское море, погода быстро начала меняться к текущей. По всей видимости это было одной из особенностей данного континента.</text:span></text:p>
      <text:p text:style-name="P8"><text:span text:style-name="T9">Второй из особенностей была архитектура. Мрачные, отсыревшие здания в полной мере демонстрировали все величие готического стиля. Острые<text:s/></text:span><text:span text:style-name="T10">шпили</text:span><text:span text:style-name="T11"><text:s/>на высоких крышах так и взмывали в небо, а изысканная вычурность на самих строениях создавала впечатление, будто кто-то вышивал эти здания из камня. Стоит также заметить, что самыми необычными здесь были витражи. Они поражали своей мрачной изысканностью и глубокими,<text:s/></text:span><text:span text:style-name="T12">поистине уникальными историями</text:span><text:span text:style-name="T13">,<text:s/></text:span><text:span text:style-name="T14">запечатлёнными в изображениях из стекла</text:span><text:span text:style-name="T15">.</text:span><text:span text:style-name="T16"><text:s/>Однако, своего пика великолепия витражи достигали только в те моменты, когда одинокий луч солнца, случайно заблудший на этот континент, попадал на один из них. В такие моменты стекла, словно вобрав в себя немного жизни, создавали разноцветные отблески повсюду. Именно в эти неповторимые моменты, такие города как Рэйвенбург, раскрывались во всей красе.</text:span></text:p>
      <text:p text:style-name="P17"><text:span text:style-name="T18">К третьей особенности данного континента Сальвадор отнес и самих жителей. Они были по большей части бледными и депрессивными. По крайней мере люди. Потому как если говорить о других расах, то они были либо более<text:s/></text:span><text:span text:style-name="T19">агрессивными,</text:span><text:span text:style-name="T20"><text:s/>либо излишне смелыми. Проще говоря, этот континент был наполнен разного рода существами, начиная от известных всем вампиров, демонов и оборотней, и заканчивая менее известными, по типу фурий, эльвириумов и инкубов. Сальвадор до сих пор не знал всех рас, но действительно старался разобраться в этом.</text:span></text:p>
      <text:list text:style-name="LFO52" text:continue-numbering="true">
        <text:list-item>
          <text:p text:style-name="P21"><text:span text:style-name="T22">А чего ты ожидал в день прохождения турнира? - прозвучал ответ на нейтральную фразу мужчины из неоткуда.</text:span></text:p>
        </text:list-item>
      </text:list>
      <text:p text:style-name="P23"><text:span text:style-name="T24">В действительности</text:span><text:span text:style-name="T25"><text:s/>это было не совсем так. Несмотря на то, что Сальвадор, спускавшийся по улице, со стороны выглядел как одинокий мужчина, это было далеко от истины. Тот, с кем он вел диалог<text:s/></text:span><text:span text:style-name="T26">— это</text:span><text:span text:style-name="T27"><text:s/>его собственная тень. Необычная тень. Это существо, обладающее силой теней, носило имя Шадоморф. Если бы такой как он мог существовать сам по себе, то его несомненно можно было бы отнести к какой-нибудь темной расе. Однако, это невозможно. Именно потому Шадоморф считается паразитом, который живет за счет своего носителя. Слившись с кем-то единожды, он обречен оставаться тенью рандомного избранника до конца своих дней.</text:span></text:p>
      <text:list text:style-name="LFO51" text:continue-numbering="true">
        <text:list-item>
          <text:p text:style-name="P28"><text:span text:style-name="T29">Никогда не понимал, почему турниры всегда переполнены и почему зрителей так забавляет смотреть на то, как кого-то избивают или убивают ради развлечения. И сейчас, посмотри вокруг, все спешат туда, чтобы не пропустить грядущие зрелища, - не столько скучающим, сколько разочарованным голосом рассуждал Сальвадор.</text:span></text:p>
        </text:list-item>
      </text:list>
      <text:list text:style-name="LFO50" text:continue-numbering="true">
        <text:list-item>
          <text:p text:style-name="P30"><text:span text:style-name="T31">Ты тоже туда идешь, - словно невзначай подметил ехидным голосом Шадоморф.</text:span></text:p>
        </text:list-item>
      </text:list>
      <text:list text:style-name="LFO49" text:continue-numbering="true">
        <text:list-item>
          <text:p text:style-name="P32"><text:span text:style-name="T33">Я иду туда не ради развлечения и тебе это прекрасно известно, - равнодушно ответил мужчина.</text:span></text:p>
        </text:list-item>
      </text:list>
      <text:list text:style-name="LFO47" text:continue-numbering="true">
        <text:list-item>
          <text:p text:style-name="P34"><text:span text:style-name="T35">Ну конечно, ты идешь туда посмотреть на старика, который в прошлом управлял этим городом, а теперь обречен сражаться на смерть без возможности покинуть это место, так? Ну посмотришь ты, а что потом? Думаешь у тебя получится вызволить его? Ты действительно веришь в то, что этот старик именно тот, кто тебе нужен?</text:span></text:p>
        </text:list-item>
      </text:list>
      <text:list text:style-name="LFO46" text:continue-numbering="true">
        <text:list-item>
          <text:p text:style-name="P36"><text:span text:style-name="T37">Верю или нет, но тебе не кажется интересной его история? Мне нужен учитель и согласно собранной нами информации он может хорошо подойти не эту роль.</text:span></text:p>
        </text:list-item>
      </text:list>
      <text:list text:style-name="LFO45" text:continue-numbering="true">
        <text:list-item>
          <text:p text:style-name="P38"><text:span text:style-name="T39">Эх… чувствую грядет что-то неладное. Мы прибыли на этот континент только ради него, но мы<text:s/></text:span><text:span text:style-name="T40">по-прежнему</text:span><text:span text:style-name="T41"><text:s/>слишком много всего не знаем.</text:span></text:p>
        </text:list-item>
      </text:list>
      <text:list text:style-name="LFO44" text:continue-numbering="true">
        <text:list-item>
          <text:p text:style-name="P42"><text:span text:style-name="T43">Именно поэтому мы сперва осмотримся, а после уже решим, как действовать. И, мы прибыли, Шад.</text:span></text:p>
        </text:list-item>
      </text:list>
      <text:p text:style-name="P44"><text:span text:style-name="T45">Сальвадор совершенно не ожидал, что место проведения сражений будет настолько большим. Становилось очевидно, что данное мероприятие является чем-то вроде гордости города, а может и всей области. Территория для сражений имела форму круга с радиусом метров сто. На равном расстоянии от границы начинали располагаться места для сидений и их протяженность достигала ста пятидесяти метров. Все эти ряды, по мере отдаления от стены, все больше и больше возвышались над предыдущими. Таким образом получалось, что место для битв находилось в самом низу.</text:span></text:p>
      <text:p text:style-name="P46"><text:span text:style-name="T47">С одной стороны этого круга не сложно было заметить специально возвышенную площадку, очевидно для особых гостей. А прямо под ней арку с решеткой, откуда, вероятно и выходили те, кто будут сражаться. Все вокруг совершенно точно было выдержано в готическом стиле, но без излишеств. По всей видимости для того, чтобы не сильно жалеть, если что-то сломается.</text:span></text:p>
      <text:p text:style-name="P48"><text:span text:style-name="T49">Сказать, что это место было переполнено, равносильно ничего не сказать. Повсюду были разные представители рас, которые занимали свои места или же не стеснялись использовать свои дары для создания своих собственных мест для сидения из камня, льда, металла и прочего, на что хватало фантазии. Некоторые и<text:s/></text:span><text:span text:style-name="T50">вовсе взмывали вверх,</text:span><text:span text:style-name="T51"><text:s/>и смотрели оттуда.</text:span></text:p>
      <text:p text:style-name="P52"><text:span text:style-name="T53">Кем являлись те самые особые гости на упомянутой ранее площадке, определить было сложно. Все четверо скрывали свои лица за масками и сидели в весьма удобных на вид креслах. Вокруг них постоянно кто-то ходил, наполняя их стаканы напитками. Впрочем, будь эти гости без масок, мужчина все равно бы не узнал никого из них.</text:span></text:p>
      <text:list text:style-name="LFO43" text:continue-numbering="true">
        <text:list-item>
          <text:p text:style-name="P54"><text:span text:style-name="T55">Эй, Сальвадор, мы опоздали. Смотри, бой уже начался, - заговорил Шадоморф взволнованно, словно только этого и ждал.</text:span></text:p>
        </text:list-item>
      </text:list>
      <text:p text:style-name="P56">Лишь<text:s/>сейчас мужчина посмотрел на стоявших друг перед другом противников и удивился самому себе.<text:s/>Вокруг происходило слишком много нового. Удивительно, но он чуть не забыл, зачем пришёл. А ведь всё это — из-за старика.</text:p>
      <text:p text:style-name="P57">Помимо интересующей Сальвадора цели, в центре было еще трое мужчин. Очевидно, они выступали в роли противников.</text:p>
      <text:list text:style-name="LFO40" text:continue-numbering="true">
        <text:list-item>
          <text:p text:style-name="P58">Посмотри на это, трое против одного старика! - не удержался от осуждающего комментария Шад,<text:s/>- Ну<text:s/>что может описать более красноречиво данное королевство, чем это?</text:p>
        </text:list-item>
      </text:list>
      <text:list text:style-name="LFO39" text:continue-numbering="true">
        <text:list-item>
          <text:p text:style-name="P59">Мне тоже не нравится, как это выглядит, - согласился<text:s/>Сальвадор, -<text:s/>но что-то мне подсказывает, что это не станет для него проблемой.</text:p>
        </text:list-item>
      </text:list>
      <text:p text:style-name="P60">Мужчина обращал внимание на все: на<text:s/>то,<text:s/>как старик стоял, как он двигался или куда смотрел. Все, что было возможно, Сальвадор старался уловить. Это становилось возможным только потому, что он спустился практически в самый низ арены. Странно или нет, но близко к полю битвы действительно пустовало много свободных мест.</text:p>
      <text:p text:style-name="P61">Что касается противников, то все они были молодыми мужчинами, очевидно, больше верящими в победу количеством, а не качеством. Самый высокий был худощавым и на вид самым нейтральным. Пониже мужчина обладал крепким телосложением и самоуверенным выражением лица.<text:s/>Кажется,<text:s/>он был убежден, что победа не за горами. Самый низкий из трех, вероятно, являлся и самым младшим. Он казался наиболее беспринципным и совершенно неуправляемым.</text:p>
      <text:p text:style-name="P62">Все трое атаковали старика<text:s/>одновременно,<text:s/>и никто из них не планировал поддаваться. Все они использовали свои дары, относящиеся к элементарной группе без зазрения совести. Высокий контролировал вихрь, младший пламя, а третий воду.</text:p>
      <text:p text:style-name="P63">Высокий противник взмыл на несколько метров в небо и направился с невероятной прытью к старику. Сократив расстояние до необходимого, он тут же принялся за создание небольшого смерча вокруг себя. По всей видимости, его максимум было три метра в высоту, но уже этого могло быть достаточно для того, чтобы повредить конечности противника.</text:p>
      <text:p text:style-name="P64">Передвигающийся немного медленнее низкорослый мужчина, увидев<text:s/>смерч, довольно воскликнул: -<text:s/>То,<text:s/>что нужно!</text:p>
      <text:p text:style-name="P65">В тот же миг он воссоздал вокруг себя пламя и буквально запрыгнул в<text:s/>смерч<text:s/>к напарнику, тут же превращая его атаку в смертоносную.</text:p>
      <text:p text:style-name="P66">Третий же мужчина держался в стороне словно что-то ища. Однако, в<text:s/>то же<text:s/>время, он не прекращал приближаться к старику все ближе. И когда спустя пару десятков метров ему удалось найти источник воды, он тут же воссоздал волну, стремительно несущуюся на врага. В результате обе атаки произошли практически одновременно. Все трое не были намерены уступать, максимально задействуя силу своих даров.</text:p>
      <text:p text:style-name="P67">Старик же остался стоять на месте, но он не выглядел скучающим или несерьезным. Он полностью на чем-то сосредоточился. Кисти его рук едва ли двигались, словно он делал что-то очень аккуратное, требующее высокого контроля и результат не заставил себя долго ждать. В какой-то момент направленная на старика волна изменила свое направление и теперь стремительно неслась на двух других мужчин. Но еще до того, как обладатель водотяга успел понять что либо, прямо из-под земли, в одно мгновение, вытянулся небольшой земляной столб. Он успешно пришелся по подбородку бедолаги, буквально подбрасывая того немного в воздух.</text:p>
      <text:p text:style-name="P68">В результате всего произошедшего: минус один противник, пламя погашено, а оставшийся смерч, теперь уже без огненной стихии,<text:s/>с легкостью был<text:s/>блокирован плотной стеной из земли.</text:p>
      <text:list text:style-name="LFO30" text:continue-numbering="true">
        <text:list-item>
          <text:p text:style-name="P69">Кажется холодает, - как бы невзначай заметил старик, после того как смерч разбился о стену, - Столько сквозняков, так можно и простудиться.</text:p>
        </text:list-item>
      </text:list>
      <text:list text:style-name="LFO31" text:continue-numbering="true">
        <text:list-item>
          <text:p text:style-name="P70">Хех… - случайно вырвалось из уст Сальвадора.</text:p>
        </text:list-item>
      </text:list>
      <text:list text:style-name="LFO32" text:continue-numbering="true">
        <text:list-item>
          <text:p text:style-name="P71">Почему ты смеешься? - потерялся в предположениях Шадоморф.</text:p>
        </text:list-item>
      </text:list>
      <text:list text:style-name="LFO33" text:continue-numbering="true">
        <text:list-item>
          <text:p text:style-name="P72">Если у него есть время на подобного рода шутки, значит он точно не сражается в полную силу.</text:p>
        </text:list-item>
      </text:list>
      <text:list text:style-name="LFO34" text:continue-numbering="true">
        <text:list-item>
          <text:p text:style-name="P73">Думаю, что ты прав, - согласилась тень со своим носителем, - Но что здесь вообще произошло?</text:p>
        </text:list-item>
      </text:list>
      <text:list text:style-name="LFO35" text:continue-numbering="true">
        <text:list-item>
          <text:p text:style-name="P74">Опыт. Старик не сражается в полную силу — ему это просто не нужно. Все, что он делает, так это пользуется своим умом, а не грубой силой. Идея у молодых была неплохая, но их силы плохо сочетались между собой. Им бы действовать поочередно, а не бросаться все разом. Поступи они так, возможно, старику было бы хоть немного интереснее. Он использовал элемент неожиданности и только. Сначала старик медленно повернул противника в одну сторону при помощи земли под его ногами. Управляющий водотягом на секунду потерял ориентацию, но не понял, что конкретно произошло, потому как не был готов к такому ходу. Он решил, что просто неудачно выставил руки. Затем бедолага попытался скорректировать движение волны, но в этот момент старик резко повернул его в обратную сторону.</text:p>
        </text:list-item>
      </text:list>
      <text:list text:style-name="LFO36" text:continue-numbering="true">
        <text:list-item>
          <text:p text:style-name="P75">Уууу, слишком сложно, я почти ничего не понял, - начал причитать Шадоморф.</text:p>
        </text:list-item>
      </text:list>
      <text:list text:style-name="LFO37" text:continue-numbering="true">
        <text:list-item>
          <text:p text:style-name="P76">Тебе и не нужно всего понимать, - отмахнулся Сальвадор, - Суть в том, что старик перенаправил поток воды в нужную ему сторону и вырубил противника раньше, чем тот успел среагировать. Поток воды захлестнул смерч, проник внутрь и смешался с ним. Пламя потушилось, а сам его обладатель оказался мокрым, то есть практически беззащитным. Разгореться снова ему будет непросто. А что маленький смерч? Ты уже слышал мнение старика на этот счет.</text:p>
        </text:list-item>
      </text:list>
      <text:list text:style-name="LFO38" text:continue-numbering="true">
        <text:list-item>
          <text:p text:style-name="P77"><text:span text:style-name="T78">Вау! А мне нравится этот парень! - воскликнул Шадоморф, - Не хотелось бы мне с ним сражаться.</text:span></text:p>
        </text:list-item>
      </text:list>
      <text:p text:style-name="P79">Сальвадор ничего не ответил. Он был солидарен с Шадом, но уж как-то сильно сомневался, что этого исхода удастся избежать. Как бы там ни было, мужчина полностью вернул свое внимание арене.</text:p>
      <text:p text:style-name="P80">С какой стороны ни посмотри, а сложно сопоставить то, как двигался старик с его возрастом. Ему же явно около семидесяти! И то, как он управлял землей… Он делал он это настолько точно и естественно, что могло сложиться обманчивое впечатление, словно сама земля подчинялась ему по собственной воле и действовала в интересах защиты своего обладателя. Такое естественное и мягкое управление столь сильной и упрямой стихией... Это больше, чем опыт! Старик действительно заслуживал восхищения. Но понимали это, кажется, не многие.</text:p>
      <text:p text:style-name="P81">После того, как он вырубил одного из мужчин, отовсюду начали доноситься недовольные восклики. Складывалось такое впечатление, будто все присутствующие хотели, чтобы старик просто дал себя избить.</text:p>
      <text:p text:style-name="P82">Взгляд Сальвадора не на мгновение не отрывался от цели. Старик казался просто неуловимым, а его движения едва заметными. В моменты прыжка земля словно мягко подбрасывала его в воздух, а затем с осторожностью ловила обратно.</text:p>
      <text:p text:style-name="P83">Обладатель пламенного дара не мог на данный момент в полной мере пользоваться своей стихией. А того, что он мог, явно не хватало для серьезных контратак. Как бы там ни было, его напарник старался исправить это, воссоздав вокруг невысокого мужчины некую сферу из ветра, дабы высушить того по скорее.</text:p>
      <text:p text:style-name="P84">Однако, уворачивание и уклонение от атак противника, и одновременная помощь обладателю пламени, сделали худощавого мужчину также неспособным атаковать. В результате чего оба напарника то и делали, что отступали снова и снова, позволяя старику играть с ними как коту с мышами.</text:p>
      <text:p text:style-name="P85">Продолжалось это до тех пор, пока одежды обладателя пламени не высохли достаточно для того, чтобы он смог пользоваться даром. И как только появились первые признаки возвращения огненной стихии, старик сразу же атаковал обоих противников.</text:p>
      <text:p text:style-name="P86">Первым заметил неладное обладатель вихря. Чтобы помочь своему напарнику, он должен был находится к нему достаточно близко. И как только дело было сделано, он незамедлительно предпринял попытку подняться выше, подальше от противника, а значит от угрозы. Но его ногу крепко обхватило кольцо земли и тянуло вниз своим весом.</text:p>
      <text:p text:style-name="P87">Низкорослый мужчина увидел это и хотел было исправить возникшую проблему при помощи сжатой энергии из пламени, но не тут-то было. Старик атаковал и его тоже. Столб из земли стремился прямо на него и перед обладателем пламени стал выбор - помочь напарнику, и вероятно закончить бой прямо сейчас столкнувшись с непреодолимой преградой, или же уклониться, но не помочь.</text:p>
      <text:list text:style-name="LFO28" text:continue-numbering="true">
        <text:list-item>
          <text:p text:style-name="P88">Чтоб тебя! - выругался он во время уклонения от атаки несколькими прыжками назад. Потраченного на это время оказалось достаточно для того, чтобы обладателя вихря затянуло в землю до самых ушей. Вытянуть его оттуда, без обладания нужным даром не являлось возможным.</text:p>
        </text:list-item>
      </text:list>
      <text:list text:style-name="LFO27" text:continue-numbering="true">
        <text:list-item>
          <text:p text:style-name="P89">Да как<text:s/>так-то?! - снова не удержался от раздосадованного комментария низкорослый мужчина.</text:p>
        </text:list-item>
      </text:list>
      <text:list text:style-name="LFO26" text:continue-numbering="true">
        <text:list-item>
          <text:p text:style-name="P90">Неужели хочешь сдаться? Не спеши так сильно.<text:s/>- Впервые за время боя, старик напрямую обратился к противнику. Его голос звучал совершенно спокойно и в нем не слышалось никакой враждебности.</text:p>
        </text:list-item>
        <text:list-item>
          <text:p text:style-name="P91">Слушая его, смотря на него все это время, я просто не могу его понять, - совершенно задумавшись произнес Сальвадор, - Он совершенно не пытается причинить серьезный вред никому из противников, а ведь он обречен на сражения здесь до конца своих дней. Этот старик, кто он на самом деле? Какая у него история? Нет, ты посмотри на него. Его тело несомненно закалено в практически ежедневных сражениях. Но его явно не кормят достаточно, он весь исхудал. И посмотри на всех этих разочарованных зрителей. Они-то точно желают ему смерти! Неужели он сошел с ума?</text:p>
        </text:list-item>
        <text:list-item>
          <text:p text:style-name="P92">А я, например, до сих пор не понимаю, почему он не сбежал. С такой-то силой… - поддержал монолог мужчины Шадоморф, - Уж я-то на его месте точно бы не заставил себя долго ждать.</text:p>
        </text:list-item>
      </text:list>
      <text:list text:style-name="LFO19" text:continue-numbering="true">
        <text:list-item>
          <text:p text:style-name="P93">Ага, и умер бы в тоже же день, - отмахнулся Сальвадор.</text:p>
        </text:list-item>
      </text:list>
      <text:list text:style-name="LFO18" text:continue-numbering="true">
        <text:list-item>
          <text:p text:style-name="P94">Что? Почему это? - впал в негодование Шадоморф.</text:p>
        </text:list-item>
      </text:list>
      <text:list text:style-name="LFO17" text:continue-numbering="true">
        <text:list-item>
          <text:p text:style-name="P95">Посмотри внимательно на тех четырех в масках. Будь все так просто, он бы не стал послушно сидеть здесь. Осмелюсь предположить, что их сила ничуть не слабее старика, а может и того сильнее. К тому же, я более чем уверен, что эти четверо далеко не все, кто может доставить другим серьезные проблемы.</text:p>
        </text:list-item>
      </text:list>
      <text:p text:style-name="P96">Сальвадор медленно проскользнул по лицам особых присутствующих. Он практически их не видел из-за расстояния, но в какой-то момент ему показалось, что его глаза встретились со вторым по счету. Это невозможно физически, но ощущения были слишком явными, даже холодок по спине в результате пробежал.</text:p>
      <text:list text:style-name="LFO16" text:continue-numbering="true">
        <text:list-item>
          <text:p text:style-name="P97">«Показалось?» —спросил сам себя Сальвадор, но не найдя убедительных аргументов, он вернул свое внимание арене.</text:p>
        </text:list-item>
      </text:list>
      <text:p text:style-name="P98">Стоит заметить, что мужчина сделал это очень вовремя. Потому как неудержимые атаки обладателя пламенного дара, вместе с его уверенным наступлением, начали постепенно утихать. Что уж тут поделать, выдохся. Старик все это время даже не атаковал. Он лишь играючи уклонялся от атак, время от времени мотивируя врага к продолжению безобидными фразами вроде: “Попробуй снова”, “Неужели это все?” и так далее.</text:p>
      <text:list text:style-name="LFO15" text:continue-numbering="true">
        <text:list-item>
          <text:p text:style-name="P99">Что такое?! Почему ты не нападаешь?! - разгневанно прорычал обладатель пламени. И в который раз воспламенив свое тело он перешел в очередное наступление.</text:p>
        </text:list-item>
      </text:list>
      <text:list text:style-name="LFO14" text:continue-numbering="true">
        <text:list-item>
          <text:p text:style-name="P100">Да я уже, как бы, - словно с некоторой неловкостью в голосе ответил старик в то же время показывая вправо. Стоило низкорослому мужчине инстинктивно обернутся в указанном направлении, как его прямо в лоб ударил столб из земли, в то же мгновение лишая его сознания.</text:p>
        </text:list-item>
      </text:list>
      <text:list text:style-name="LFO13" text:continue-numbering="true">
        <text:list-item>
          <text:p text:style-name="P101">Не сердись уж, но тебе действительно следует что-то сделать со своей горячей энергией, друг мой.</text:p>
        </text:list-item>
        <text:list-item>
          <text:p text:style-name="P102">Ты слышал это? Слышал? Он снова пошутил! - не переставал восхищаться Шадоморф, - Кажется, будто ему действительно здесь нравится.</text:p>
        </text:list-item>
        <text:list-item>
          <text:p text:style-name="P103">Не знаю, все это как-то слишком странно. Я по-прежнему думаю, что не все так просто, - ответил Сальвадор, пристально смотря на старика. - На нем то только потрепанные штаны, даже обуви нет. А ведь здесь не так уже и жарко. Смотрю на него и не понимаю ничего. Он же был управляющим этого города, а теперь что? Он<text:s/>развлекает публику с умиротворенным выражением лица. И ладно бы они его любили, так нет же…</text:p>
        </text:list-item>
        <text:list-item>
          <text:p text:style-name="P104">Приветствую вас, дамы и господа! - прогремел уверенный голос со стороны особых наблюдателей. Третий из них поднялся со своего места и приблизился ближе к ограждению.</text:p>
        </text:list-item>
        <text:list-item>
          <text:p text:style-name="P105">Как многие и предполагали, сегодня победителем стал наш постоянный чемпион, поприветствуем же его!</text:p>
        </text:list-item>
      </text:list>
      <text:p text:style-name="P106">В этот же момент, практически одновременно, со всех сторон стало доносится еще больше недовольных криков и неприличных возгласов.</text:p>
      <text:list text:style-name="LFO7" text:continue-numbering="true">
        <text:list-item>
          <text:p text:style-name="P107">Ну серьезно, что с ними не так? - совершенно разочарованно спросил Шадоморф.</text:p>
        </text:list-item>
      </text:list>
      <text:list text:style-name="LFO6" text:continue-numbering="true">
        <text:list-item>
          <text:p text:style-name="P108">Не обращай внимания, - пресек причитания тени Сальвадор, - Мы здесь не за этим.</text:p>
        </text:list-item>
      </text:list>
      <text:p text:style-name="P109">Тем временем выступающий с речью продолжил.</text:p>
      <text:list text:style-name="LFO5" text:continue-numbering="true">
        <text:list-item>
          <text:p text:style-name="P110">Однако, сегодня у меня для вас есть отличное предложение! Тот, кто вызовется победить нашего чемпиона и сможет сделать это, получит в награду возможность осуществить одно свое желание, и мы исполним его!</text:p>
        </text:list-item>
      </text:list>
      <text:p text:style-name="P111">Воскликни публики моментально сменились на восторженные. Что уж там, практически каждый поддерживал эту идею.</text:p>
      <text:list text:style-name="LFO4" text:continue-numbering="true">
        <text:list-item>
          <text:p text:style-name="P112">Рад, что мое предложение пришлось вам по вкусу. В таком случае, кто хочет испытать судьбу?</text:p>
        </text:list-item>
      </text:list>
      <text:p text:style-name="P113">Всего одно мгновение, всего одна фраза, и вся трибуна наполнилась гробовой тишиной. Стало до того тихо, что можно было слышать дыхание рядом стоящих.</text:p>
      <text:list text:style-name="LFO3" text:continue-numbering="true">
        <text:list-item>
          <text:p text:style-name="P114">Что, никто не хочет? Неужели боитесь? Вам всего-то нужно одержать победу над стариком и любое ваше желание может стать явью! Как по мне, просто чудесное предложение! Ну же, смелее!</text:p>
        </text:list-item>
      </text:list>
      <text:list text:style-name="LFO2" text:continue-numbering="true">
        <text:list-item>
          <text:p text:style-name="P115">Определенно, здесь определенно пахнет жареным, - прокомментировал происходящее Шадоморф, - Мы уж точно после всего этого туда не сунемся. Дураков нет. Точно нет. Подожди! Да что ты такое делаешь?!</text:p>
        </text:list-item>
      </text:list>
      <text:p text:style-name="P116">Сальвадор уверенно поднял правую руку вверх, смиренно дожидаясь момента, когда взгляд говорившего встретится с его.</text:p>
      <text:p text:style-name="P117">Я готов попробовать! - уверенно заявил мужчина.</text:p>
      <text:list text:style-name="LFO1" text:continue-numbering="true">
        <text:list-item>
          <text:p text:style-name="P118">Да ты вероятно совсем спятил, - совсем поникше произнес Шадоморф, - Нам конец…</text:p>
        </text:list-item>
      </text:list>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language="ru" fo:country="RU"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Apto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Apto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Aptos"/>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Aptos"/>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Aptos"/>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Aptos"/>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Aptos"/>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Aptos"/>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Aptos"/>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Aptos"/>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Aptos"/>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Aptos"/>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Aptos"/>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Aptos"/>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Aptos"/>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Aptos"/>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Aptos"/>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Aptos"/>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Aptos"/>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Aptos"/>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Aptos"/>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Aptos"/>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Aptos"/>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Aptos"/>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Aptos"/>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Aptos"/>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Aptos"/>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Aptos"/>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Aptos"/>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Aptos"/>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6LVL1" style:family="text">
      <style:text-properties style:font-name="Aptos"/>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style style:name="WW_CharLFO47LVL1" style:family="text">
      <style:text-properties style:font-name="Aptos"/>
    </style:style>
    <style:style style:name="WW_CharLFO47LVL2" style:family="text">
      <style:text-properties style:font-name="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style>
    <style:style style:name="WW_CharLFO47LVL9" style:family="text">
      <style:text-properties style:font-name="Wingdings"/>
    </style:style>
    <style:style style:name="WW_CharLFO48LVL1" style:family="text">
      <style:text-properties style:font-name="Aptos"/>
    </style:style>
    <style:style style:name="WW_CharLFO48LVL2" style:family="text">
      <style:text-properties style:font-name="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style>
    <style:style style:name="WW_CharLFO48LVL9" style:family="text">
      <style:text-properties style:font-name="Wingdings"/>
    </style:style>
    <style:style style:name="WW_CharLFO49LVL1" style:family="text">
      <style:text-properties style:font-name="Aptos"/>
    </style:style>
    <style:style style:name="WW_CharLFO49LVL2" style:family="text">
      <style:text-properties style:font-name="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style>
    <style:style style:name="WW_CharLFO49LVL9" style:family="text">
      <style:text-properties style:font-name="Wingdings"/>
    </style:style>
    <style:style style:name="WW_CharLFO50LVL1" style:family="text">
      <style:text-properties style:font-name="Aptos"/>
    </style:style>
    <style:style style:name="WW_CharLFO50LVL2" style:family="text">
      <style:text-properties style:font-name="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style>
    <style:style style:name="WW_CharLFO50LVL9" style:family="text">
      <style:text-properties style:font-name="Wingdings"/>
    </style:style>
    <style:style style:name="WW_CharLFO51LVL1" style:family="text">
      <style:text-properties style:font-name="Aptos"/>
    </style:style>
    <style:style style:name="WW_CharLFO51LVL2" style:family="text">
      <style:text-properties style:font-name="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style>
    <style:style style:name="WW_CharLFO51LVL9" style:family="text">
      <style:text-properties style:font-name="Wingdings"/>
    </style:style>
    <style:style style:name="WW_CharLFO52LVL1" style:family="text">
      <style:text-properties style:font-name="Aptos"/>
    </style:style>
    <style:style style:name="WW_CharLFO52LVL2" style:family="text">
      <style:text-properties style:font-name="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style>
    <style:style style:name="WW_CharLFO52LVL9" style:family="text">
      <style:text-properties style:font-name="Wingdings"/>
    </style:style>
    <style:style style:name="WW_CharLFO53LVL1" style:family="text">
      <style:text-properties style:font-name="Aptos"/>
    </style:style>
    <style:style style:name="WW_CharLFO53LVL2" style:family="text">
      <style:text-properties style:font-name="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style>
    <style:style style:name="WW_CharLFO53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style>
    <style:style style:name="WW_CharLFO5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seniia Kotliarova</meta:initial-creator>
    <dc:creator>Kseniia Kotliarova</dc:creator>
    <meta:creation-date>2025-05-17T10:13:00Z</meta:creation-date>
    <dc:date>2025-05-17T10:13:00Z</dc:date>
    <meta:template xlink:href="Normal.dotm" xlink:type="simple"/>
    <meta:editing-cycles>1</meta:editing-cycles>
    <meta:editing-duration>PT0S</meta:editing-duration>
    <meta:document-statistic meta:page-count="1" meta:paragraph-count="37" meta:word-count="2768" meta:character-count="18510" meta:row-count="131" meta:non-whitespace-character-count="15779"/>
  </office:meta>
</office:document-meta>
</file>